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bin" svg:font-family="Cab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Cabin" style:font-name-asian="Cabin" style:font-name-complex="Cabin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bin" style:font-name-asian="Cabin" style:font-name-complex="Cabin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/>
      <style:text-properties style:font-name="Cabin" style:font-name-asian="Cabin" style:font-name-complex="Cabin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bin" style:font-name-asian="Cabin" style:font-name-complex="Cabin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ext-properties style:font-name="Cabin" style:font-name-asian="Cabin" style:font-name-complex="Cabi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bin" style:font-name-asian="Cabin" style:font-name-complex="Cabin" fo:font-size="10pt" style:font-size-asian="10pt" style:font-size-complex="10pt"/>
    </style:style>
    <style:style style:name="ce1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3.6260416666667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Order #</text:p>
          </table:table-cell>
          <table:table-cell office:value-type="string" table:style-name="ce3">
            <text:p>Component</text:p>
          </table:table-cell>
          <table:table-cell office:value-type="string" table:style-name="ce3">
            <text:p>Usage</text:p>
          </table:table-cell>
          <table:table-cell office:value-type="string" table:style-name="ce4">
            <text:p>Quantity</text:p>
          </table:table-cell>
          <table:table-cell office:value-type="string" table:style-name="ce3">
            <text:p>Link</text:p>
          </table:table-cell>
          <table:table-cell office:value-type="string" table:style-name="ce2">
            <text:p>Received</text:p>
          </table:table-cell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4.7 Ohms resistor</text:p>
          </table:table-cell>
          <table:table-cell office:value-type="string" table:style-name="ce7">
            <text:p>Bootstrap</text:p>
          </table:table-cell>
          <table:table-cell office:value-type="float" office:value="10" table:style-name="ce8">
            <text:p>10</text:p>
          </table:table-cell>
          <table:table-cell office:value-type="string" table:style-name="ce7">
            <text:p>http://dk.rs-online.com/web/p/overflademontering-faste-modstande/8673047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DCDC converter</text:p>
          </table:table-cell>
          <table:table-cell office:value-type="string" table:style-name="ce7">
            <text:p>12V rail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ttp://dk.rs-online.com/web/p/dc-dc-stromforsyningsmoduler/6618171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1% Resistor</text:p>
          </table:table-cell>
          <table:table-cell office:value-type="string" table:style-name="ce7">
            <text:p>Rset for DCDC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http://dk.rs-online.com/web/p/overflademontering-faste-modstande/6792070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Capacitor</text:p>
          </table:table-cell>
          <table:table-cell office:value-type="string" table:style-name="ce7">
            <text:p>Output Cap for DCDC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http://dk.rs-online.com/web/p/aluminium-kondensatorer/7083557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current-sense amplifier – INA286</text:p>
          </table:table-cell>
          <table:table-cell office:value-type="string" table:style-name="ce7">
            <text:p>shunt circuit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<text:a xlink:href="http://dk.rs-online.com/web/p/stromfolende-forstaerkere/8176616/">http://dk.rs-online.com/web/p/stromfolende-forstaerkere/8176616/</text:a>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shunt resistor</text:p>
          </table:table-cell>
          <table:table-cell office:value-type="string" table:style-name="ce7">
            <text:p>shunt circuit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http://dk.rs-online.com/web/p/overflademontering-faste-modstande/1348221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buffer</text:p>
          </table:table-cell>
          <table:table-cell office:value-type="string" table:style-name="ce7">
            <text:p>PWM level shift buffer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http://dk.rs-online.com/web/p/buffere/6628944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Driver – HIP4081AIBZ</text:p>
          </table:table-cell>
          <table:table-cell office:value-type="string" table:style-name="ce7">
            <text:p>motor driver</text:p>
          </table:table-cell>
          <table:table-cell office:value-type="float" office:value="4" table:style-name="ce8">
            <text:p>4</text:p>
          </table:table-cell>
          <table:table-cell office:value-type="string" table:style-name="ce7">
            <text:p>http://dk.rs-online.com/web/p/mosfet-power-drivere/2163484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MOSFETS – FDV303N</text:p>
          </table:table-cell>
          <table:table-cell office:value-type="string" table:style-name="ce7">
            <text:p>genereal purpose</text:p>
          </table:table-cell>
          <table:table-cell office:value-type="float" office:value="10" table:style-name="ce8">
            <text:p>10</text:p>
          </table:table-cell>
          <table:table-cell office:value-type="string" table:style-name="ce7">
            <text:p>http://dk.rs-online.com/web/p/mosfet-transistorer/3544890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SMD power ressistor</text:p>
          </table:table-cell>
          <table:table-cell office:value-type="string" table:style-name="ce7">
            <text:p>inrush current</text:p>
          </table:table-cell>
          <table:table-cell office:value-type="float" office:value="3" table:style-name="ce8">
            <text:p>3</text:p>
          </table:table-cell>
          <table:table-cell office:value-type="string" table:style-name="ce7">
            <text:p>http://dk.rs-online.com/web/p/overflademontering-faste-modstande/8098982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100 Ohm resistor</text:p>
          </table:table-cell>
          <table:table-cell office:value-type="string" table:style-name="ce7">
            <text:p>Microzed connection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<text:a xlink:href="http://dk.rs-online.com/web/p/overflademontering-faste-modstande/7883994/">http://dk.rs-online.com/web/p/overflademontering-faste-modstande/7883994/</text:a>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Bergstack connector</text:p>
          </table:table-cell>
          <table:table-cell office:value-type="string" table:style-name="ce7">
            <text:p>Microzed connection</text:p>
          </table:table-cell>
          <table:table-cell office:value-type="float" office:value="6" table:style-name="ce8">
            <text:p>6</text:p>
          </table:table-cell>
          <table:table-cell office:value-type="string" table:style-name="ce7">
            <text:p>http://dk.rs-online.com/web/p/print-fatninger/6159338/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7">
            <text:p>AND gate</text:p>
          </table:table-cell>
          <table:table-cell office:value-type="string" table:style-name="ce7">
            <text:p>relay AND gate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<text:a xlink:href="http://dk.rs-online.com/web/p/standard-logiske-gates/7613717/">http://dk.rs-online.com/web/p/standard-logiske-gates/7613717/</text:a>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7">
            <text:p>Emergency Button</text:p>
          </table:table-cell>
          <table:table-cell office:value-type="string" table:style-name="ce7">
            <text:p>emergency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ttp://dk.rs-online.com/web/p/noedstop-trykknapper/3993129/</text:p>
          </table:table-cell>
          <table:table-cell table:style-name="ce9"/>
          <table:table-cell table:number-columns-repeated="16378"/>
        </table:table-row>
        <table:table-row table:style-name="ro2">
          <table:table-cell table:style-name="ce6"/>
          <table:table-cell office:value-type="string" table:style-name="ce5">
            <text:p>ZH-2P</text:p>
          </table:table-cell>
          <table:table-cell table:number-columns-repeated="2" table:style-name="ce5"/>
          <table:table-cell office:value-type="string" table:style-name="ce12">
            <text:p><text:a xlink:href="http://dk.rs-online.com/web/p/printstiftlister/7620875/">http://dk.rs-online.com/web/p/printstiftlister/7620875/</text:a></text:p>
          </table:table-cell>
          <table:table-cell table:number-columns-repeated="1019" table:style-name="ce5"/>
          <table:table-cell table:number-columns-repeated="15360"/>
        </table:table-row>
        <table:table-row table:style-name="ro3">
          <table:table-cell table:style-name="ce6"/>
          <table:table-cell office:value-type="string" table:style-name="ce5">
            <text:p>ZH-5P</text:p>
          </table:table-cell>
          <table:table-cell table:number-columns-repeated="2" table:style-name="ce5"/>
          <table:table-cell office:value-type="string" table:style-name="ce5">
            <text:p>http://dk.rs-online.com/web/p/printstiftlister/7620881/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6P</text:p>
          </table:table-cell>
          <table:table-cell table:number-columns-repeated="2" table:style-name="ce5"/>
          <table:table-cell office:value-type="string" table:style-name="ce12">
            <text:p><text:a xlink:href="http://dk.rs-online.com/web/p/printstiftlister/7620884/">http://dk.rs-online.com/web/p/printstiftlister/7620884/</text:a>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8P</text:p>
          </table:table-cell>
          <table:table-cell table:number-columns-repeated="2" table:style-name="ce5"/>
          <table:table-cell office:value-type="string" table:style-name="ce12">
            <text:p><text:a xlink:href="http://dk.rs-online.com/web/p/printstiftlister/7620897/">http://dk.rs-online.com/web/p/printstiftlister/7620897/</text:a>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10P</text:p>
          </table:table-cell>
          <table:table-cell table:number-columns-repeated="2" table:style-name="ce5"/>
          <table:table-cell office:value-type="string" table:style-name="ce12">
            <text:p><text:a xlink:href="http://dk.rs-online.com/web/p/printstiftlister/7620894/">http://dk.rs-online.com/web/p/printstiftlister/7620894/</text:a></text:p>
          </table:table-cell>
          <table:table-cell table:number-columns-repeated="16379"/>
        </table:table-row>
        <table:table-row table:style-name="ro2">
          <table:table-cell table:style-name="ce6"/>
          <table:table-cell office:value-type="string" table:style-name="ce5">
            <text:p>ZH-12P</text:p>
          </table:table-cell>
          <table:table-cell table:number-columns-repeated="2" table:style-name="ce5"/>
          <table:table-cell office:value-type="string" table:style-name="ce12">
            <text:p><text:a xlink:href="http://dk.rs-online.com/web/p/printstiftlister/7620907/">http://dk.rs-online.com/web/p/printstiftlister/7620907/</text:a>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2">
          <table:table-cell table:style-name="ce5"/>
          <table:table-cell table:style-name="ce10"/>
          <table:table-cell table:style-name="ce11"/>
          <table:table-cell table:style-name="ce10"/>
          <table:table-cell table:number-columns-repeated="1020" table:style-name="ce5"/>
          <table:table-cell table:number-columns-repeated="15360"/>
        </table:table-row>
        <table:table-row table:number-rows-repeated="104855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bin" svg:font-family="Cabin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dc:creator>Thoma</dc:creator>
    <meta:creation-date>2017-06-23T09:36:34Z</meta:creation-date>
    <dc:date>2017-09-26T10:46:10Z</dc:date>
    <meta:editing-cycles>22</meta:editing-cycles>
    <meta:editing-duration>PT82983S</meta:editing-duration>
  </office:meta>
</office:document-meta>
</file>